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4136" officeooo:paragraph-rsid="00164136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Objeto1" text:anchor-type="paragraph" svg:x="0.58cm" svg:y="3.387cm" svg:width="4.516cm" svg:height="18.516cm" draw:z-index="0"><draw:object xlink:href="./Object 1" xlink:type="simple" xlink:show="embed" xlink:actuate="onLoad"/><draw:image xlink:href="./ObjectReplacements/Object 1" xlink:type="simple" xlink:show="embed" xlink:actuate="onLoad"/></draw:frame>Tabla de análisis de algoritmos</text:p>
      <text:p text:style-name="P1"/>
      <text:p text:style-name="P1">la solución activa es la siguiente linea :double Resultado = p.CalcularDistacia(p2);</text:p>
      <text:p text:style-name="P1">en el cual seria la función C1(N+1)+c2*N+c3(Ti*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9:59:45.228000000</meta:creation-date>
    <dc:date>2018-12-18T20:06:24.230000000</dc:date>
    <meta:editing-duration>PT6M39S</meta:editing-duration>
    <meta:editing-cycles>1</meta:editing-cycles>
    <meta:document-statistic meta:table-count="0" meta:image-count="0" meta:object-count="1" meta:page-count="1" meta:paragraph-count="3" meta:word-count="23" meta:character-count="165" meta:non-whitespace-character-count="145"/>
    <meta:generator>LibreOffice/6.1.3.2$Windows_X86_64 LibreOffice_project/86daf60bf00efa86ad547e59e09d6bb77c699ac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default-cell-style-name="ce8"/>
        <table:table-row table:style-name="ro1">
          <table:table-cell table:style-name="ce5" office:value-type="string" calcext:value-type="string">
            <text:p>Linea</text:p>
          </table:table-cell>
          <table:table-cell table:style-name="ce7" office:value-type="string" calcext:value-type="string">
            <text:p>Repeticion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+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i*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20:04:29.55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